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b1f7"/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84647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9080a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a8a74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c5c47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de3b8"/>
    </style:style>
    <style:style style:name="P12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20aac3"/>
    </style:style>
    <style:style style:name="P13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227015"/>
    </style:style>
    <style:style style:name="P14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243759"/>
    </style:style>
    <style:style style:name="P15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1de3b8"/>
    </style:style>
    <style:style style:name="P17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8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de3b8"/>
    </style:style>
    <style:style style:name="P19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227015"/>
    </style:style>
    <style:style style:name="P20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officeooo:rsid="0015b1f7"/>
    </style:style>
    <style:style style:name="T2" style:family="text">
      <style:text-properties officeooo:rsid="00171bfd"/>
    </style:style>
    <style:style style:name="T3" style:family="text">
      <style:text-properties officeooo:rsid="000cd14b"/>
    </style:style>
    <style:style style:name="T4" style:family="text">
      <style:text-properties officeooo:rsid="000e7ca9"/>
    </style:style>
    <style:style style:name="T5" style:family="text">
      <style:text-properties officeooo:rsid="00184647"/>
    </style:style>
    <style:style style:name="T6" style:family="text">
      <style:text-properties officeooo:rsid="0019080a"/>
    </style:style>
    <style:style style:name="T7" style:family="text">
      <style:text-properties officeooo:rsid="001a8a74"/>
    </style:style>
    <style:style style:name="T8" style:family="text">
      <style:text-properties style:text-underline-style="solid" style:text-underline-width="auto" style:text-underline-color="font-color" officeooo:rsid="001a8a74"/>
    </style:style>
    <style:style style:name="T9" style:family="text">
      <style:text-properties style:text-underline-style="solid" style:text-underline-width="auto" style:text-underline-color="font-color" officeooo:rsid="001c5c47"/>
    </style:style>
    <style:style style:name="T10" style:family="text">
      <style:text-properties style:text-underline-style="solid" style:text-underline-width="auto" style:text-underline-color="font-color" officeooo:rsid="002560a3"/>
    </style:style>
    <style:style style:name="T11" style:family="text">
      <style:text-properties officeooo:rsid="001c5c47"/>
    </style:style>
    <style:style style:name="T12" style:family="text">
      <style:text-properties style:text-underline-style="none" officeooo:rsid="001a8a74"/>
    </style:style>
    <style:style style:name="T13" style:family="text">
      <style:text-properties style:text-underline-style="none" officeooo:rsid="001c5c47"/>
    </style:style>
    <style:style style:name="T14" style:family="text">
      <style:text-properties style:text-underline-style="none" officeooo:rsid="002560a3"/>
    </style:style>
    <style:style style:name="T15" style:family="text">
      <style:text-properties officeooo:rsid="001de3b8"/>
    </style:style>
    <style:style style:name="T16" style:family="text">
      <style:text-properties officeooo:rsid="0020aac3"/>
    </style:style>
    <style:style style:name="T17" style:family="text">
      <style:text-properties officeooo:rsid="00227015"/>
    </style:style>
    <style:style style:name="T18" style:family="text">
      <style:text-properties officeooo:rsid="00254808"/>
    </style:style>
    <style:style style:name="T19" style:family="text">
      <style:text-properties officeooo:rsid="002560a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20" text:outline-level="2"><text:file-name text:display="name">UC01.03.01 - Editar Turm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2" office:value-type="string">
            <text:p text:style-name="P1"><text:span text:style-name="T16">31</text:span>/12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7" text:outline-level="3">Pré-condições</text:h>
      <text:list xml:id="list1535035679" text:style-name="WW8Num5">
        <text:list-item>
          <text:p text:style-name="P5">Usuário autenticado no sistema com a permissão de Coordenador;</text:p>
        </text:list-item>
        <text:list-item>
          <text:p text:style-name="P5">Usuário acionou o comando <text:span text:style-name="T16">Editar para uma turma exibida </text:span>no caso de uso base;</text:p>
        </text:list-item>
      </text:list>
      <text:list xml:id="list1963927047" text:style-name="WW8Num2">
        <text:list-header>
          <text:p text:style-name="P15"/>
        </text:list-header>
      </text:list>
      <text:h text:style-name="P17" text:outline-level="3">Atores</text:h>
      <text:p text:style-name="Text_20_body">Coordenador (primário)</text:p>
      <text:h text:style-name="P17" text:outline-level="3">Fluxo Principal</text:h>
      <text:list xml:id="list183661091" text:continue-list="list1535035679" text:style-name="WW8Num5">
        <text:list-item text:start-value="1">
          <text:p text:style-name="P6"><text:span text:style-name="T1">Sistema exibe os seguintes campos, previamente selecionados no caso de uso base, somente para consulta:</text:span></text:p>
          <text:list>
            <text:list-item>
              <text:p text:style-name="P6"><text:span text:style-name="T1">Sigla do Curso e Nome do Curso (TASI – Análise de Sistemas Informatizados) previamente selecionados;</text:span></text:p>
            </text:list-item>
            <text:list-item>
              <text:p text:style-name="P6"><text:span text:style-name="T1">Período Letivo da Turma (p.ex.: 2011.1);</text:span></text:p>
            </text:list-item>
            <text:list-item>
              <text:p text:style-name="P12"><text:span text:style-name="T1">Matriz Curricular. </text:span><text:span text:style-name="T16">P.Ex. (01/01/2006);</text:span></text:p>
            </text:list-item>
            <text:list-item>
              <text:p text:style-name="P12"><text:span text:style-name="T1">Disciplina </text:span><text:span text:style-name="T16">(sigla e nome)</text:span><text:span text:style-name="T1">;</text:span></text:p>
            </text:list-item>
            <text:list-item>
              <text:p text:style-name="P12"><text:span text:style-name="T1">Turno (p.ex. MANHÃ);</text:span></text:p>
            </text:list-item>
            <text:list-item>
              <text:p text:style-name="P12"><text:span text:style-name="T1">Grade de Horário (p.ex. A);</text:span></text:p>
            </text:list-item>
            <text:list-item>
              <text:p text:style-name="P14">Créditos do Componente Curricular <text:span text:style-name="T1">selecionado </text:span>(p.ex. 6);</text:p>
            </text:list-item>
            <text:list-item>
              <text:p text:style-name="P14">Carga Horária do Componente Curricular <text:span text:style-name="T1">selecionado </text:span>(p.ex. 120 horas/aula);</text:p>
            </text:list-item>
            <text:list-item>
              <text:p text:style-name="P14">Período Letivo do Componente <text:span text:style-name="T1">selecionado </text:span>na Matriz (p.ex. 1º Período);</text:p>
            </text:list-item>
            <text:list-item>
              <text:p text:style-name="P14"><text:span text:style-name="T1">Tipo de Componente Curricular selecionado (p.ex. OBRIGATÓRIO);</text:span></text:p>
            </text:list-item>
          </text:list>
        </text:list-item>
        <text:list-item>
          <text:p text:style-name="P6"><text:span text:style-name="T1">Sistema </text:span><text:span text:style-name="T16">exibe e </text:span><text:span text:style-name="T1">solicita que os seguintes campos sejam informados:</text:span></text:p>
          <text:list>
            <text:list-item>
              <text:p text:style-name="P10"><text:span text:style-name="T11">Professor (opcionalmente): sistema exibe uma caixa de opções com todos os professores da instituição. Deve vir pré-selecionada a opção Sem Professor Alocado;</text:span></text:p>
            </text:list-item>
            <text:list-item>
              <text:p text:style-name="P6"><text:span text:style-name="T1">Quantidade de Vagas;</text:span></text:p>
            </text:list-item>
          </text:list>
        </text:list-item>
        <text:list-item>
          <text:p text:style-name="P6"><text:span text:style-name="T1">Usuário informa </text:span><text:span text:style-name="T17">professor (opcionalmente) e quantidade de vagas</text:span><text:span text:style-name="T1"> para a turma;</text:span></text:p>
        </text:list-item>
        <text:list-item>
          <text:p text:style-name="P7">Sistema exibe a grade de alocações:</text:p>
          <text:list>
            <text:list-item>
              <text:p text:style-name="P7"><text:span text:style-name="T3">No cabeçalho o sistema exibe:</text:span></text:p>
              <text:list>
                <text:list-item>
                  <text:p text:style-name="P7"><text:span text:style-name="T3">O período </text:span><text:span text:style-name="T5">do componente na matriz</text:span><text:span text:style-name="T3">, de acordo com o sequencial do período previsto na matriz curricular para o componente selecionado. P.ex. (1o. Período);</text:span></text:p>
                </text:list-item>
                <text:list-item>
                  <text:p text:style-name="P7"><text:span text:style-name="T3">T</text:span>urno. <text:span text:style-name="T3">P.ex. NOITE;</text:span></text:p>
                </text:list-item>
                <text:list-item>
                  <text:p text:style-name="P7"><text:span text:style-name="T3">G</text:span>rade <text:span text:style-name="T3">de Horário</text:span>;</text:p>
                </text:list-item>
              </text:list>
            </text:list-item>
            <text:list-item>
              <text:p text:style-name="P7"><text:span text:style-name="T4">Para a tabela de grade horária:</text:span></text:p>
              <text:list>
                <text:list-item>
                  <text:p text:style-name="P7">Nas colunas os dias da semana (p.ex. SEG, TER);</text:p>
                </text:list-item>
                <text:list-item>
                  <text:p text:style-name="P7">Nas linhas o tempo de aula numérico (p.ex. 1)</text:p>
                </text:list-item>
              </text:list>
            </text:list-item>
            <text:list-item>
              <text:p text:style-name="P7"><text:span text:style-name="T2">Para cada tempo de aula </text:span><text:span text:style-name="T4">(célula da tabela)</text:span><text:span text:style-name="T2"> </text:span><text:span text:style-name="T5">que esteja livre, ou seja, não esteja ocupado por outra turma </text:span><text:span text:style-name="T16">não cancelada </text:span><text:span text:style-name="T5">daquele mesmo período do componente na matriz, no mesmo turno, na mesma grade, o sistema exibe uma caixa de seleção com os espaços disponíveis para aquele tempo de aula.</text:span></text:p>
            </text:list-item>
            <text:list-item>
              <text:p text:style-name="P13"><text:span text:style-name="T17">Para os tempos ocupados pela turma, o sistema exibe uma caixa de opção </text:span><text:span text:style-name="T5">com os espaços disponíveis para aquele tempo de aula, </text:span><text:span text:style-name="T17">selecionando o espaço que estava </text:span><text:soft-page-break/><text:span text:style-name="T17">ocupado;</text:span></text:p>
            </text:list-item>
            <text:list-item>
              <text:p text:style-name="P7"><text:span text:style-name="T5">Para os tempos ocupados </text:span><text:span text:style-name="T17">por outras turmas, </text:span><text:span text:style-name="T5">o sistema exibe</text:span><text:span text:style-name="T2"> a sigla e a sala que ocupa em fonte normal;</text:span></text:p>
            </text:list-item>
          </text:list>
        </text:list-item>
        <text:list-item>
          <text:p text:style-name="P8"><text:span text:style-name="T6">Usuário seleciona todos os tempos de aula (de acordo com a quantidade de créditos) e confirma;</text:span></text:p>
        </text:list-item>
        <text:list-item>
          <text:p text:style-name="P8"><text:span text:style-name="T6">Sistema </text:span><text:span text:style-name="T17">altera os dados d</text:span><text:span text:style-name="T6">a turma e suas alocações;</text:span></text:p>
        </text:list-item>
      </text:list>
      <text:p text:style-name="Standard"/>
      <text:h text:style-name="P17" text:outline-level="3">Fluxo Alternativo 1</text:h>
      <text:list xml:id="list741454798" text:continue-list="list183661091" text:style-name="WW8Num5">
        <text:list-item text:start-value="1">
          <text:p text:style-name="P8"><text:span text:style-name="T6">Usuário pode encerrar caso de uso a qualquer tempo, voltando ao passo 6 do caso de uso base;</text:span></text:p>
        </text:list-item>
      </text:list>
      <text:h text:style-name="P19" text:outline-level="3">Fluxo Alternativo <text:span text:style-name="T17">2</text:span></text:h>
      <text:list xml:id="list1831653243" text:continue-list="list741454798" text:style-name="WW8Num5">
        <text:list-item text:start-value="1">
          <text:p text:style-name="P13"><text:span text:style-name="T17">Usuário não selecionou a quantidade correta de tempos de aula para a turma. Sistema exibe mensagem de erro e volta ao passo </text:span><text:span text:style-name="T18">4</text:span><text:span text:style-name="T17">;</text:span></text:p>
        </text:list-item>
      </text:list>
      <text:h text:style-name="P17" text:outline-level="3">Fluxo Alternativo <text:span text:style-name="T17">3</text:span></text:h>
      <text:list xml:id="list1452647102" text:continue-list="list1831653243" text:style-name="WW8Num5">
        <text:list-item text:start-value="1">
          <text:p text:style-name="P11"><text:span text:style-name="T7">Ocorreu conflito de horário em um ou mais tempos de aula. Embora o tempo de alocação seja previamente verificado, outro usuário pode simultaneamente alocar aquele tempo de aula em conflito. O sistema deve volta ao passo </text:span><text:span text:style-name="T18">4</text:span><text:span text:style-name="T7">, mantendo apenas as seleções que não conflitaram;</text:span></text:p>
        </text:list-item>
      </text:list>
      <text:h text:style-name="P18" text:outline-level="3">Fluxo Alternativo <text:span text:style-name="T17">4</text:span></text:h>
      <text:list xml:id="list715893631" text:continue-list="list1452647102" text:style-name="WW8Num5">
        <text:list-item text:start-value="1">
          <text:p text:style-name="P11"><text:span text:style-name="T15">Houve a seleção de um espaço cuja quantidade máxima é menor que a quantidade de vagas ofertadas para a turma (ver RN07). </text:span><text:span text:style-name="T7">O sistema deve volta ao passo </text:span><text:span text:style-name="T18">4</text:span><text:span text:style-name="T7">, mantendo apenas as seleções que </text:span><text:span text:style-name="T15">usaram espaços que não violam a regra</text:span><text:span text:style-name="T7">;</text:span></text:p>
        </text:list-item>
      </text:list>
      <text:h text:style-name="P17" text:outline-level="3">Pós-condições</text:h>
      <text:list xml:id="list164057304" text:continue-list="list715893631" text:style-name="WW8Num5">
        <text:list-item text:start-value="1">
          <text:p text:style-name="P9"><text:span text:style-name="T7">Sistema criou uma nova turma com a situação de planejada;</text:span></text:p>
        </text:list-item>
        <text:list-item>
          <text:p text:style-name="P9"><text:span text:style-name="T7">Sistema adicionou no log de auditoria a seguinte informação para o usuário logado: “</text:span><text:span text:style-name="T19">Alterada</text:span><text:span text:style-name="T7"> a turma do curso </text:span><text:span text:style-name="T8">TASI (Tecnologia em Sistemas Informatizados)</text:span><text:span text:style-name="T7">, no Período Letivo </text:span><text:span text:style-name="T8">2011.1</text:span><text:span text:style-name="T7">, disciplina </text:span><text:span text:style-name="T8">AL1 – Algoritmos e Linguagens de Programação I</text:span><text:span text:style-name="T12"> </text:span><text:span text:style-name="T13">na matriz curricular vigente desde </text:span><text:span text:style-name="T9">01/01/2006</text:span><text:span text:style-name="T7">, Turno </text:span><text:span text:style-name="T8">TARDE</text:span><text:span text:style-name="T7">, Grade </text:span><text:span text:style-name="T8">A</text:span><text:span text:style-name="T12">, </text:span><text:span text:style-name="T13"><text:s/></text:span><text:span text:style-name="T14">os seuintes dados: do professor </text:span><text:span text:style-name="T10">Sem Professor Alocado</text:span><text:span text:style-name="T14"> para </text:span><text:span text:style-name="T10">Fulano</text:span><text:span text:style-name="T14">, da quantidade </text:span><text:span text:style-name="T10">X</text:span><text:span text:style-name="T14"> para </text:span><text:span text:style-name="T10">Y</text:span><text:span text:style-name="T14">, das alocações </text:span><text:span text:style-name="T10">(SEG 2 Sala1, SEG 3 Sala 1,...)</text:span><text:span text:style-name="T14"> para </text:span><text:span text:style-name="T10">(TER 1 Sala2, TER2 Sala2, ...)</text:span><text:span text:style-name="T13">”</text:span><text:span text:style-name="T12">;</text:span></text:p>
        </text:list-item>
      </text:list>
      <text:h text:style-name="P17" text:outline-level="3">Regras de Negócio</text:h>
      <text:p text:style-name="P16"><text:span text:style-name="T15">RN07</text:span></text:p>
      <text:p text:style-name="P4"/>
      <text:p text:style-name="P4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0-12-31T12:38:37</dc:date>
    <meta:editing-cycles>19</meta:editing-cycles>
    <meta:editing-duration>PT02H32M06S</meta:editing-duration>
    <meta:generator>OpenOffice.org/3.2$Linux OpenOffice.org_project/320m19$Build-9505</meta:generator>
    <meta:document-statistic meta:table-count="1" meta:image-count="0" meta:object-count="0" meta:page-count="2" meta:paragraph-count="55" meta:word-count="634" meta:character-count="3820"/>
    <meta:user-defined meta:name="_DocHome" meta:value-type="float">1971586133</meta:user-defined>
  </office:meta>
</office:document-meta>
</file>